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titled" table:style-name="ta1">
        <table:shapes>
          <draw:frame draw:z-index="0" draw:style-name="gr1" draw:text-style-name="P1" svg:width="6.2988in" svg:height="3.5429in" svg:x="0.5476in" svg:y="2.5055in">
            <draw:object draw:notify-on-update-of-ranges="untitled.C7:untitled.C7 untitled.D7:untitled.G7 untitled.C8:untitled.C8 untitled.D8:untitled.G8 untitled.C9:untitled.C9 untitled.D9:untitled.G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6646in" svg:y="4.9949in">
            <draw:object draw:notify-on-update-of-ranges="untitled.J7:untitled.J7 untitled.J8:untitled.J8 untitled.K7:untitled.K7 untitled.K8:untitled.K8 untitled.L7:untitled.L7 untitled.L8:untitled.L8 untitled.M7:untitled.M7 untitled.M8:untitled.M8 untitled.N7:untitled.N7 untitled.N8:untitled.N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in" svg:height="3.5402in" svg:x="7.672in" svg:y="1.3295in">
            <draw:object draw:notify-on-update-of-ranges="untitled.J12:untitled.J12 untitled.J13:untitled.J13 untitled.K12:untitled.K12 untitled.K13:untitled.K13 untitled.L12:untitled.L12 untitled.L13:untitled.L13 untitled.M12:untitled.M12 untitled.M13:untitled.M13 untitled.N12:untitled.N12 untitled.N13:untitled.N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A=[ 20 <text:s text:c="2"/>, 65536 ]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=[ 0.11 , 0.57 ]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P=[ 0.036, 3.16 ]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J=[ 0.003, 0.11 ]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C=[0.000136, 0.411]</text:p>
          </table:table-cell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hold off;</text:p>
          </table:table-cell>
          <table:table-cell table:number-columns-repeated="2"/>
          <table:table-cell table:style-name="ce1" office:value-type="string" calcext:value-type="string">
            <text:p>Matlab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Java</text:p>
          </table:table-cell>
          <table:table-cell table:style-name="ce1" office:value-type="string" calcext:value-type="string">
            <text:p>C++</text:p>
          </table:table-cell>
          <table:table-cell table:number-columns-repeated="3"/>
          <table:table-cell table:style-name="ce1" office:value-type="string" calcext:value-type="string">
            <text:p>Matlab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Java</text:p>
          </table:table-cell>
          <table:table-cell table:style-name="ce1"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hold on;</text:p>
          </table:table-cell>
          <table:table-cell/>
          <table:table-cell table:style-name="ce1" office:value-type="string" calcext:value-type="string">
            <text:p>N=20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036" calcext:value-type="float">
            <text:p>0,036</text:p>
          </table:table-cell>
          <table:table-cell table:style-name="ce1" office:value-type="float" office:value="0.003" calcext:value-type="float">
            <text:p>0,003</text:p>
          </table:table-cell>
          <table:table-cell table:style-name="ce1" office:value-type="float" office:value="0.000136" calcext:value-type="float">
            <text:p>0,000136</text:p>
          </table:table-cell>
          <table:table-cell table:number-columns-repeated="2"/>
          <table:table-cell table:style-name="ce1" office:value-type="string" calcext:value-type="string">
            <text:p>N=20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036" calcext:value-type="float">
            <text:p>0,036</text:p>
          </table:table-cell>
          <table:table-cell table:style-name="ce1" office:value-type="float" office:value="0.003" calcext:value-type="float">
            <text:p>0,003</text:p>
          </table:table-cell>
          <table:table-cell table:style-name="ce1" office:value-type="float" office:value="0.000136" calcext:value-type="float">
            <text:p>0,000136</text:p>
          </table:table-cell>
        </table:table-row>
        <table:table-row table:style-name="ro1">
          <table:table-cell office:value-type="string" calcext:value-type="string">
            <text:p>plot(A,C,'DisplayName','C');</text:p>
          </table:table-cell>
          <table:table-cell/>
          <table:table-cell table:style-name="ce1" office:value-type="string" calcext:value-type="string">
            <text:p>N=65535</text:p>
          </table:table-cell>
          <table:table-cell table:style-name="ce1" office:value-type="float" office:value="0.57" calcext:value-type="float">
            <text:p>0,57</text:p>
          </table:table-cell>
          <table:table-cell table:style-name="ce1" office:value-type="float" office:value="3.16" calcext:value-type="float">
            <text:p>3,16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411" calcext:value-type="float">
            <text:p>0,411</text:p>
          </table:table-cell>
          <table:table-cell table:number-columns-repeated="2"/>
          <table:table-cell table:style-name="ce1" table:number-columns-repeated="5"/>
        </table:table-row>
        <table:table-row table:style-name="ro1">
          <table:table-cell office:value-type="string" calcext:value-type="string">
            <text:p>plot(A,C,'DisplayName','o');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lot(A,J,'DisplayName','J');</text:p>
          </table:table-cell>
          <table:table-cell table:number-columns-repeated="9"/>
          <table:table-cell table:style-name="ce1" office:value-type="string" calcext:value-type="string">
            <text:p>Matlab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Java</text:p>
          </table:table-cell>
          <table:table-cell table:style-name="ce1"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plot(A,J,'DisplayName','o');</text:p>
          </table:table-cell>
          <table:table-cell table:number-columns-repeated="8"/>
          <table:table-cell table:style-name="ce1" office:value-type="string" calcext:value-type="string">
            <text:p>N=65535</text:p>
          </table:table-cell>
          <table:table-cell table:style-name="ce1" office:value-type="float" office:value="0.57" calcext:value-type="float">
            <text:p>0,57</text:p>
          </table:table-cell>
          <table:table-cell table:style-name="ce1" office:value-type="float" office:value="3.16" calcext:value-type="float">
            <text:p>3,16</text:p>
          </table:table-cell>
          <table:table-cell table:style-name="ce1" office:value-type="float" office:value="0.11" calcext:value-type="float">
            <text:p>0,11</text:p>
          </table:table-cell>
          <table:table-cell table:style-name="ce1" office:value-type="float" office:value="0.411" calcext:value-type="float">
            <text:p>0,41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lot(A,M,'DisplayName','M')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ot(A,M,'DisplayName','o');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lot(A,P,'DisplayName','P')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ot(A,P,'DisplayName','o')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ld off;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l" fo:country="PL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.00.0000</text:date>, <text:time style:data-style-name="N2" text:time-value="01:27:44.6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4-10-02T01:51:03.272000000</dc:date>
    <meta:editing-duration>PT31M38S</meta:editing-duration>
    <meta:editing-cycles>11</meta:editing-cycles>
    <meta:generator>LibreOffice/6.4.7.2$Windows_x86 LibreOffice_project/639b8ac485750d5696d7590a72ef1b496725cfb5</meta:generator>
    <meta:document-statistic meta:table-count="1" meta:cell-count="48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69cm" svg:y="3.952cm" style:legend-expansion="high" chart:style-name="ch2"/>
        <chart:plot-area chart:style-name="ch3" table:cell-range-address="untitled.C7:untitled.G9" chart:data-source-has-labels="both" svg:x="0.32cm" svg:y="0.18cm" svg:width="13.229cm" svg:height="8.64cm">
          <chartooo:coordinate-region svg:x="1.047cm" svg:y="0.379cm" svg:width="12.502cm" svg:height="7.794cm"/>
          <chart:axis chart:dimension="x" chart:name="primary-x" chart:style-name="ch4" chartooo:axis-type="auto">
            <chartooo:date-scale/>
            <chart:categories table:cell-range-address="untitled.D7:untitled.G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ntitled.D8:untitled.G8" chart:label-cell-address="untitled.C8:untitled.C8" chart:class="chart:bar">
            <chart:data-point chart:repeated="4"/>
          </chart:series>
          <chart:series chart:style-name="ch8" chart:values-cell-range-address="untitled.D9:untitled.G9" chart:label-cell-address="untitled.C9:untitled.C9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lab</text:p>
                <draw:g>
                  <svg:desc>untitled.D7:untitled.G7</svg:desc>
                </draw:g>
              </table:table-cell>
              <table:table-cell office:value-type="string">
                <text:p>Python</text:p>
              </table:table-cell>
              <table:table-cell office:value-type="string">
                <text:p>Java</text:p>
              </table:table-cell>
              <table:table-cell office:value-type="string">
                <text:p>C++</text:p>
              </table:table-cell>
            </table:table-row>
          </table:table-header-rows>
          <table:table-rows>
            <table:table-row>
              <table:table-cell office:value-type="string">
                <text:p>N=20</text:p>
                <draw:g>
                  <svg:desc>untitled.C8:untitled.C8</svg:desc>
                </draw:g>
              </table:table-cell>
              <table:table-cell office:value-type="float" office:value="0.11">
                <text:p>0.11</text:p>
                <draw:g>
                  <svg:desc>untitled.D8:untitled.G8</svg:desc>
                </draw:g>
              </table:table-cell>
              <table:table-cell office:value-type="float" office:value="0.036">
                <text:p>0.036</text:p>
              </table:table-cell>
              <table:table-cell office:value-type="float" office:value="0.003">
                <text:p>0.003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N=65535</text:p>
                <draw:g>
                  <svg:desc>untitled.C9:untitled.C9</svg:desc>
                </draw:g>
              </table:table-cell>
              <table:table-cell office:value-type="float" office:value="0.57">
                <text:p>0.57</text:p>
                <draw:g>
                  <svg:desc>untitled.D9:untitled.G9</svg:desc>
                </draw:g>
              </table:table-cell>
              <table:table-cell office:value-type="float" office:value="3.16">
                <text:p>3.16</text:p>
              </table:table-cell>
              <table:table-cell office:value-type="float" office:value="0.11">
                <text:p>0.11</text:p>
              </table:table-cell>
              <table:table-cell office:value-type="float" office:value="0.411">
                <text:p>0.4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 LibreOffice_project/639b8ac485750d5696d7590a72ef1b496725cfb5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6cm" svg:y="3.454cm" style:legend-expansion="high" chart:style-name="ch2"/>
        <chart:plot-area chart:style-name="ch3" table:cell-range-address="untitled.J7:untitled.N8" chart:data-source-has-labels="both" svg:x="0.32cm" svg:y="0.18cm" svg:width="13.52cm" svg:height="8.64cm">
          <chartooo:coordinate-region svg:x="1.232cm" svg:y="0.379cm" svg:width="12.608cm" svg:height="7.794cm"/>
          <chart:axis chart:dimension="x" chart:name="primary-x" chart:style-name="ch4" chartooo:axis-type="auto">
            <chartooo:date-scale/>
            <chart:categories table:cell-range-address="untitled.J8:untitled.J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ntitled.K8:untitled.K8" chart:label-cell-address="untitled.K7:untitled.K7" chart:class="chart:bar">
            <chart:data-point/>
          </chart:series>
          <chart:series chart:style-name="ch8" chart:values-cell-range-address="untitled.L8:untitled.L8" chart:label-cell-address="untitled.L7:untitled.L7" chart:class="chart:bar">
            <chart:data-point/>
          </chart:series>
          <chart:series chart:style-name="ch9" chart:values-cell-range-address="untitled.M8:untitled.M8" chart:label-cell-address="untitled.M7:untitled.M7" chart:class="chart:bar">
            <chart:data-point/>
          </chart:series>
          <chart:series chart:style-name="ch10" chart:values-cell-range-address="untitled.N8:untitled.N8" chart:label-cell-address="untitled.N7:untitled.N7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lab</text:p>
                <draw:g>
                  <svg:desc>untitled.K7:untitled.K7</svg:desc>
                </draw:g>
              </table:table-cell>
              <table:table-cell office:value-type="string">
                <text:p>Python</text:p>
                <draw:g>
                  <svg:desc>untitled.L7:untitled.L7</svg:desc>
                </draw:g>
              </table:table-cell>
              <table:table-cell office:value-type="string">
                <text:p>Java</text:p>
                <draw:g>
                  <svg:desc>untitled.M7:untitled.M7</svg:desc>
                </draw:g>
              </table:table-cell>
              <table:table-cell office:value-type="string">
                <text:p>C++</text:p>
                <draw:g>
                  <svg:desc>untitled.N7:untitled.N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=20</text:p>
                <draw:g>
                  <svg:desc>untitled.J8:untitled.J8</svg:desc>
                </draw:g>
              </table:table-cell>
              <table:table-cell office:value-type="float" office:value="0.11">
                <text:p>0.11</text:p>
                <draw:g>
                  <svg:desc>untitled.K8:untitled.K8</svg:desc>
                </draw:g>
              </table:table-cell>
              <table:table-cell office:value-type="float" office:value="0.036">
                <text:p>0.036</text:p>
                <draw:g>
                  <svg:desc>untitled.L8:untitled.L8</svg:desc>
                </draw:g>
              </table:table-cell>
              <table:table-cell office:value-type="float" office:value="0.003">
                <text:p>0.003</text:p>
                <draw:g>
                  <svg:desc>untitled.M8:untitled.M8</svg:desc>
                </draw:g>
              </table:table-cell>
              <table:table-cell office:value-type="float" office:value="0.000136">
                <text:p>0.000136</text:p>
                <draw:g>
                  <svg:desc>untitled.N8:untitled.N8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 LibreOffice_project/639b8ac485750d5696d7590a72ef1b496725cfb5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93cm" xlink:href=".." xlink:type="simple" chart:class="chart:bar" chart:style-name="ch1">
        <chart:legend chart:legend-position="end" svg:x="14.163cm" svg:y="3.45cm" style:legend-expansion="high" chart:style-name="ch2"/>
        <chart:plot-area chart:style-name="ch3" table:cell-range-address="untitled.J12:untitled.N13" chart:data-source-has-labels="both" svg:x="0.32cm" svg:y="0.179cm" svg:width="13.523cm" svg:height="8.635cm">
          <chartooo:coordinate-region svg:x="1.047cm" svg:y="0.378cm" svg:width="12.796cm" svg:height="7.789cm"/>
          <chart:axis chart:dimension="x" chart:name="primary-x" chart:style-name="ch4" chartooo:axis-type="auto">
            <chartooo:date-scale/>
            <chart:categories table:cell-range-address="untitled.J13:untitled.J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ntitled.K13:untitled.K13" chart:label-cell-address="untitled.K12:untitled.K12" chart:class="chart:bar">
            <chart:data-point/>
          </chart:series>
          <chart:series chart:style-name="ch8" chart:values-cell-range-address="untitled.L13:untitled.L13" chart:label-cell-address="untitled.L12:untitled.L12" chart:class="chart:bar">
            <chart:data-point/>
          </chart:series>
          <chart:series chart:style-name="ch9" chart:values-cell-range-address="untitled.M13:untitled.M13" chart:label-cell-address="untitled.M12:untitled.M12" chart:class="chart:bar">
            <chart:data-point/>
          </chart:series>
          <chart:series chart:style-name="ch10" chart:values-cell-range-address="untitled.N13:untitled.N13" chart:label-cell-address="untitled.N12:untitled.N12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lab</text:p>
                <draw:g>
                  <svg:desc>untitled.K12:untitled.K12</svg:desc>
                </draw:g>
              </table:table-cell>
              <table:table-cell office:value-type="string">
                <text:p>Python</text:p>
                <draw:g>
                  <svg:desc>untitled.L12:untitled.L12</svg:desc>
                </draw:g>
              </table:table-cell>
              <table:table-cell office:value-type="string">
                <text:p>Java</text:p>
                <draw:g>
                  <svg:desc>untitled.M12:untitled.M12</svg:desc>
                </draw:g>
              </table:table-cell>
              <table:table-cell office:value-type="string">
                <text:p>C++</text:p>
                <draw:g>
                  <svg:desc>untitled.N12:untitled.N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=65535</text:p>
                <draw:g>
                  <svg:desc>untitled.J13:untitled.J13</svg:desc>
                </draw:g>
              </table:table-cell>
              <table:table-cell office:value-type="float" office:value="0.57">
                <text:p>0.57</text:p>
                <draw:g>
                  <svg:desc>untitled.K13:untitled.K13</svg:desc>
                </draw:g>
              </table:table-cell>
              <table:table-cell office:value-type="float" office:value="3.16">
                <text:p>3.16</text:p>
                <draw:g>
                  <svg:desc>untitled.L13:untitled.L13</svg:desc>
                </draw:g>
              </table:table-cell>
              <table:table-cell office:value-type="float" office:value="0.11">
                <text:p>0.11</text:p>
                <draw:g>
                  <svg:desc>untitled.M13:untitled.M13</svg:desc>
                </draw:g>
              </table:table-cell>
              <table:table-cell office:value-type="float" office:value="0.411">
                <text:p>0.411</text:p>
                <draw:g>
                  <svg:desc>untitled.N13:untitled.N13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 LibreOffice_project/639b8ac485750d5696d7590a72ef1b496725cfb5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